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Ylätunniste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text-properties fo:language="en" fo:country="US" fo:font-weight="bold" style:font-weight-asian="bold" style:font-weight-complex="bold"/>
    </style:style>
    <style:style style:name="P9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text-properties fo:font-size="10pt" fo:language="en" fo:country="US" style:font-size-asian="10pt" style:font-size-complex="10pt"/>
    </style:style>
    <style:style style:name="P12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P13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P14" style:family="paragraph" style:parent-style-name="Standard">
      <style:text-properties fo:language="en" fo:country="GB"/>
    </style:style>
    <style:style style:name="P15" style:family="paragraph" style:parent-style-name="Standard">
      <style:text-properties fo:language="en" fo:country="GB" fo:font-weight="bold" style:font-weight-asian="bold"/>
    </style:style>
    <style:style style:name="P16" style:family="paragraph" style:parent-style-name="Standard">
      <style:text-properties fo:language="en" fo:country="GB" fo:font-weight="bold" style:font-weight-asian="bold" style:font-weight-complex="bold"/>
    </style:style>
    <style:style style:name="P17" style:family="paragraph" style:parent-style-name="Standard">
      <style:text-properties fo:language="en" fo:country="GB" fo:font-weight="normal" style:font-weight-asian="normal" style:font-weight-complex="normal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fo:font-weight="bold" style:font-weight-asian="bold"/>
    </style:style>
    <style:style style:name="P20" style:family="paragraph" style:parent-style-name="Standard">
      <style:text-properties fo:language="en" fo:country="US" fo:font-weight="bold" style:font-weight-asian="bold" style:font-weight-complex="bold"/>
    </style:style>
    <style:style style:name="P21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style="italic" style:font-style-asian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8" style:family="text">
      <style:text-properties fo:color="#000000" style:font-name="Times New Roman" fo:font-size="12pt" style:font-name-asian="Helvetica" style:font-size-asian="12pt" style:font-name-complex="Helvetica" style:font-size-complex="12pt" style:font-weight-complex="bold"/>
    </style:style>
    <style:style style:name="T19" style:family="text">
      <style:text-properties fo:color="#000000" style:font-name="Times New Roman" fo:font-size="12pt" fo:language="en" fo:country="US" style:font-name-asian="Helvetica" style:font-size-asian="12pt" style:font-name-complex="Helvetica" style:font-size-complex="12pt" style:font-weight-complex="bold"/>
    </style:style>
    <style:style style:name="T20" style:family="text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T21" style:family="text">
      <style:text-properties fo:color="#000000" style:font-name="Times New Roman" fo:font-size="12pt" fo:font-style="italic" style:font-name-asian="Helvetica" style:font-size-asian="12pt" style:font-style-asian="italic" style:font-name-complex="Helvetica" style:font-size-complex="12pt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/>
      <text:p text:style-name="P3">EMPLOYMENT</text:p>
      <text:p text:style-name="P3"/>
      <text:p text:style-name="P3">University assistant (postdoc), University of Vienna, Faculty of Mathematics, 10/2022-</text:p>
      <text:p text:style-name="P17">Postdoctoral research and teaching in the Probability theory and mathematical finance group, associated with the chair for stochastics of Prof. Nathanaël Berestycki.</text:p>
      <text:p text:style-name="P3"/>
      <text:p text:style-name="P3">Postdoctoral researcher, École Normale Supérieure de Lyon, Laboratoire de Physique, 10/2020-09/2022</text:p>
      <text:p text:style-name="P5">Postdoctoral research in mathematics/mathematical physics funded by a personal fellowship of LABEX MILYON centre of excellence (ANR-10-LABX-0070) and mentored by Jérémie Bouttier.</text:p>
      <text:p text:style-name="P3"/>
      <text:p text:style-name="P3">Researcher (since 8/2020 postdoctoral), University of Iceland, Science Institute, Mathematics division, 2/2020-9/2020</text:p>
      <text:p text:style-name="P5">Postdoctoral research sponsored by Sigurður Örn Stefánsson within the project “Scaling limits of random enriched trees” funded by the Icelandic Research Fund (grant number:185233-051).</text:p>
      <text:p text:style-name="P7"/>
      <text:p text:style-name="P7">Doctoral student, University of Helsinki, Department of Mathematics and Statistics, 1/2015-1/2020</text:p>
      <text:p text:style-name="P6">PhD research and studies under the supervision of Antti Kupiainen and Konstantin Izyurov in the mathematical physics group. Funded <text:span text:style-name="T17">by the Academy of Finland via the CoE AnDy (project No. 271983), as well as the ERC Advanced Grant 741487 (QFPROBA), where Kupiainen was the PI.</text:span></text:p>
      <text:p text:style-name="P12"/>
      <text:p text:style-name="P12"><text:span text:style-name="T25">VISITING POSITIONS</text:span></text:p>
      <text:p text:style-name="P12"/>
      <text:p text:style-name="Standard"><text:span text:style-name="Kappaleen_20_oletusfontti"><text:span text:style-name="T20">Scientist in residence, Institut Henri Poincaré (Paris)</text:span></text:span><text:span text:style-name="Kappaleen_20_oletusfontti"><text:span text:style-name="T19">, </text:span></text:span><text:span text:style-name="Kappaleen_20_oletusfontti"><text:span text:style-name="T20">1/2017-3/2017</text:span></text:span></text:p>
      <text:p text:style-name="P6"><text:span text:style-name="Kappaleen_20_oletusfontti"><text:span text:style-name="T18">Participation in the trimester </text:span></text:span><text:span text:style-name="Kappaleen_20_oletusfontti"><text:span text:style-name="T21">Combinatorics and Interactions, </text:span></text:span><text:span text:style-name="Kappaleen_20_oletusfontti"><text:span text:style-name="T18">13 January – 31 March 2017</text:span></text:span></text:p>
      <text:p text:style-name="P7"/>
      <text:p text:style-name="P7"/>
      <text:p text:style-name="P7">EDUCATION</text:p>
      <text:p text:style-name="P7"/>
      <text:p text:style-name="P7">Doctor of Philosophy (PhD), University of Helsinki, 2015-2020 </text:p>
      <text:p text:style-name="Standard"><text:span text:style-name="Kappaleen_20_oletusfontti"><text:span text:style-name="T7">Programme:</text:span></text:span><text:span text:style-name="Kappaleen_20_oletusfontti"><text:span text:style-name="T6"> Doctoral Programme of Mathematics and Statisti</text:span></text:span><text:span text:style-name="Kappaleen_20_oletusfontti"><text:span text:style-name="T6">cs (DOMAST); </text:span></text:span><text:span text:style-name="Kappaleen_20_oletusfontti"><text:span text:style-name="T7">thesis: </text:span></text:span><text:span text:style-name="Kappaleen_20_oletusfontti"><text:span text:style-name="T6">”On Ising Model Coupled to Random Planar Triangulations”, defended on 30 June 2020 with grade </text:span></text:span><text:span text:style-name="Kappaleen_20_oletusfontti"><text:span text:style-name="T8">Pass with Distinction</text:span></text:span><text:span text:style-name="Kappaleen_20_oletusfontti"><text:span text:style-name="T6">. Degree conferred on 8 September 2020.</text:span></text:span></text:p>
      <text:p text:style-name="P2"/>
      <text:p text:style-name="P7">Master of Science (MSc), University of Helsinki, 2013-2014</text:p>
      <text:p text:style-name="Standard"><text:span text:style-name="Kappaleen_20_oletusfontti"><text:span text:style-name="T8">Major</text:span></text:span><text:span text:style-name="Kappaleen_20_oletusfontti"><text:span text:style-name="T7">:</text:span></text:span><text:span text:style-name="Kappaleen_20_oletusfontti"><text:span text:style-name="T6"> </text:span></text:span><text:span text:style-name="Kappaleen_20_oletusfontti"><text:span text:style-name="T6">mathematics; </text:span></text:span><text:span text:style-name="Kappaleen_20_oletusfontti"><text:span text:style-name="T8">master's thesis:</text:span></text:span><text:span text:style-name="Kappaleen_20_oletusfontti"><text:span text:style-name="T6"> </text:span></text:span><text:bookmark-start text:name="_Hlk50589806"/><text:span text:style-name="Kappaleen_20_oletusfontti"><text:span text:style-name="T8">”</text:span></text:span><text:span text:style-name="Kappaleen_20_oletusfontti"><text:span text:style-name="T6">On random planar maps and their scaling limits”.</text:span></text:span><text:bookmark-end text:name="_Hlk50589806"/></text:p>
      <text:p text:style-name="P6"/>
      <text:p text:style-name="P7">Bachelor of Science (BSc), University of Helsinki, 2010-2013</text:p>
      <text:p text:style-name="Standard"><text:span text:style-name="Kappaleen_20_oletusfontti"><text:span text:style-name="T7">M</text:span></text:span><text:span text:style-name="Kappaleen_20_oletusfontti"><text:span text:style-name="T8">ajor</text:span></text:span><text:span text:style-name="Kappaleen_20_oletusfontti"><text:span text:style-name="T7">:</text:span></text:span><text:span text:style-name="Kappaleen_20_oletusfontti"><text:span text:style-name="T6"> mathematics; </text:span></text:span><text:span text:style-name="Kappaleen_20_oletusfontti"><text:span text:style-name="T8">minors</text:span></text:span><text:span text:style-name="Kappaleen_20_oletusfontti"><text:span text:style-name="T7">:</text:span></text:span><text:span text:style-name="Kappaleen_20_oletusfontti"><text:span text:style-name="T6"> theoretical physics, computer science.</text:span></text:span></text:p>
      <text:p text:style-name="P7"/>
      <text:p text:style-name="P7"/>
      <text:p text:style-name="P7">PUBLICATIONS</text:p>
      <text:p text:style-name="P6"><text:span text:style-name="Kappaleen_20_oletusfontti"><text:span text:style-name="T6"/></text:span></text:p>
      <text:p text:style-name="Standard"><text:span text:style-name="Kappaleen_20_oletusfontti"><text:span text:style-name="T10">Ising model on random triangulations of the disk: phase transition</text:span></text:span><text:span text:style-name="Kappaleen_20_oletusfontti"><text:span text:style-name="T6"> (with Linxiao Chen), 2020. </text:span></text:span><text:span text:style-name="Kappaleen_20_oletusfontti"><text:span text:style-name="T8">Commun. Math. Phys. </text:span></text:span><text:span text:style-name="Kappaleen_20_oletusfontti"><text:span text:style-name="T14">(to appear).</text:span></text:span><text:span text:style-name="Kappaleen_20_oletusfontti"><text:span text:style-name="T1"> a</text:span></text:span><text:span text:style-name="Kappaleen_20_oletusfontti"><text:span text:style-name="T6">rXiv:2003.09343.</text:span></text:span></text:p>
      <text:p text:style-name="Standard"><text:span text:style-name="Kappaleen_20_oletusfontti"><text:span text:style-name="T6"/></text:span></text:p>
      <text:p text:style-name="Standard"><text:bookmark-start text:name="_Hlk24301080"/><text:span text:style-name="Kappaleen_20_oletusfontti"><text:span text:style-name="T10">Critical </text:span></text:span><text:bookmark-start text:name="_Hlk8318981"/><text:span text:style-name="Kappaleen_20_oletusfontti"><text:span text:style-name="T10">Ising model on random triangulations of the disk:</text:span></text:span><text:bookmark-end text:name="_Hlk8318981"/><text:span text:style-name="Kappaleen_20_oletusfontti"><text:span text:style-name="T10"> enumeration and local limits </text:span></text:span><text:span text:style-name="Kappaleen_20_oletusfontti"><text:span text:style-name="T6">(with Linxiao Chen), 2019. </text:span></text:span><text:span text:style-name="Kappaleen_20_oletusfontti"><text:span text:style-name="T8">Commun. Math. Phys. </text:span></text:span><text:span text:style-name="Kappaleen_20_oletusfontti"><text:span text:style-name="T11">374</text:span></text:span><text:span text:style-name="Kappaleen_20_oletusfontti"><text:span text:style-name="T6">, 1577–1643 (2020). DOI: 10.1007/s00220-019-03672-5, arXiv:1806.06668.</text:span></text:span></text:p>
      <text:p text:style-name="P2"><text:soft-page-break/></text:p>
      <text:p text:style-name="P4"/>
      <text:p text:style-name="P4">PREPRINTS</text:p>
      <text:p text:style-name="P4"/>
      <text:p text:style-name="Standard"><text:span text:style-name="Kappaleen_20_oletusfontti"><text:span text:style-name="T11">Interfaces in the vertex-decorated Ising model on random triangulations of the disk</text:span></text:span><text:span text:style-name="Kappaleen_20_oletusfontti"><text:span text:style-name="T6">, 2020. </text:span></text:span><text:span text:style-name="Kappaleen_20_oletusfontti"><text:span text:style-name="T8">Preprint. </text:span></text:span><text:span text:style-name="Kappaleen_20_oletusfontti"><text:span text:style-name="T6">arXiv:2003.11012.</text:span></text:span></text:p>
      <text:p text:style-name="P8"/>
      <text:p text:style-name="P6"><text:bookmark-end text:name="_Hlk24301080"/><text:span text:style-name="T24">ORGANIZATION OF SCIENTIFIC EVENTS</text:span></text:p>
      <text:p text:style-name="P7"/>
      <text:p text:style-name="P7">Journée CombiTop (Journée Cartes, Maps Day), <text:span text:style-name="T15">ENS de Lyon, 14 September 2021 </text:span><text:span text:style-name="T16">(co-organizer)</text:span></text:p>
      <text:p text:style-name="P7"/>
      <text:p text:style-name="P7">SELECTED TALKS</text:p>
      <text:p text:style-name="P7"/>
      <text:p text:style-name="P7"><text:span text:style-name="Kappaleen_20_oletusfontti">Statistical mechanics models on random lattices of the half-plane,</text:span><text:span text:style-name="Kappaleen_20_oletusfontti"><text:span text:style-name="T15"> Séminaire de physique mathématique, IPhT, Paris-Saclay, 13 June 2022 </text:span></text:span><text:span text:style-name="Kappaleen_20_oletusfontti"><text:span text:style-name="T16">(invited talk)</text:span></text:span></text:p>
      <text:p text:style-name="P7"/>
      <text:p text:style-name="P7"><text:span text:style-name="Kappaleen_20_oletusfontti">Scaling limits of random planar maps with large faces and a causal structure,</text:span><text:span text:style-name="Kappaleen_20_oletusfontti"><text:span text:style-name="T15"> Mathematical physics seminar, Department of Mathematics and Statistics, University of Helsinki, 27 October 2021 </text:span></text:span><text:span text:style-name="Kappaleen_20_oletusfontti"><text:span text:style-name="T16">(invited talk)</text:span></text:span></text:p>
      <text:p text:style-name="P7"/>
      <text:p text:style-name="P7"><text:span text:style-name="Kappaleen_20_oletusfontti">Ising model on random triangulations with a boundary,</text:span><text:span text:style-name="Kappaleen_20_oletusfontti"><text:span text:style-name="T15"> Rentrée de l'ANR DIMERS, Sorbonne Université, 28 September 2021 </text:span></text:span><text:span text:style-name="Kappaleen_20_oletusfontti"><text:span text:style-name="T16">(invited talk)</text:span></text:span></text:p>
      <text:p text:style-name="P7"/>
      <text:p text:style-name="P7"><text:span text:style-name="Kappaleen_20_oletusfontti">Ising model on random half-planar triangulations: critical behavior, interfaces and phase transition,</text:span><text:span text:style-name="Kappaleen_20_oletusfontti"><text:span text:style-name="T15"> Journées Cartes, CIRM, 18 January 2021 </text:span></text:span><text:span text:style-name="Kappaleen_20_oletusfontti"><text:span text:style-name="T16">(invited talk)</text:span></text:span></text:p>
      <text:p text:style-name="P7"/>
      <text:p text:style-name="P7"><text:span text:style-name="Kappaleen_20_oletusfontti">Ising model on random triangulations of the half-plane: critical behavior and phase transition,</text:span><text:span text:style-name="Kappaleen_20_oletusfontti"><text:span text:style-name="T15"> Integrable probability and related fields from a safe distance, Department of Mathematics, MIT, 29 October 2020 </text:span></text:span><text:span text:style-name="Kappaleen_20_oletusfontti"><text:span text:style-name="T16">(invited online talk)</text:span></text:span></text:p>
      <text:p text:style-name="P7"/>
      <text:p text:style-name="Standard"><text:span text:style-name="Kappaleen_20_oletusfontti"><text:span text:style-name="T10">Ising model on random triangulations with a boundary: from combinatorics to geometry​,</text:span></text:span><text:span text:style-name="Kappaleen_20_oletusfontti"><text:span text:style-name="T11"> </text:span></text:span><text:span text:style-name="Kappaleen_20_oletusfontti"><text:span text:style-name="T13">Journée Cartes, Institut de Mathématiques d'Orsay, Université Paris-Saclay, 16 October 2020 </text:span></text:span><text:span text:style-name="Kappaleen_20_oletusfontti"><text:span text:style-name="T9">(invited talk)</text:span></text:span><text:bookmark-start text:name="_Hlk14988256"/><text:bookmark-start text:name="_Hlk50589987"/></text:p>
      <text:p text:style-name="P7"><text:bookmark-end text:name="_Hlk14988256"/><text:bookmark-end text:name="_Hlk50589987"/></text:p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Young Researchers Symposium at ICMP</text:span></text:span><text:span text:style-name="Kappaleen_20_oletusfontti"><text:span text:style-name="T10"> </text:span></text:span><text:span text:style-name="Kappaleen_20_oletusfontti"><text:span text:style-name="T12">2018</text:span></text:span><text:span text:style-name="Kappaleen_20_oletusfontti"><text:span text:style-name="T6">, McGill University, 20 July 2018 </text:span></text:span><text:span text:style-name="Kappaleen_20_oletusfontti"><text:span text:style-name="T8">(contributed talk)</text:span></text:span></text:p>
      <text:p text:style-name="P6"/>
      <text:p text:style-name="Standard"><text:span text:style-name="Kappaleen_20_oletusfontti"><text:span text:style-name="T10">Critical Ising model on random triangulations of the disk: enumeration and limits,</text:span></text:span><text:span text:style-name="Kappaleen_20_oletusfontti"><text:span text:style-name="T6"> RGM follow up, Isaac Newton Institute, Cambridge, 13 July 2018 </text:span></text:span><text:span text:style-name="Kappaleen_20_oletusfontti"><text:span text:style-name="T8">(contributed talk)</text:span></text:span></text:p>
      <text:p text:style-name="P3"/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Mathematical physics seminar, University of Geneva, 16 October 2017 </text:span></text:span><text:span text:style-name="Kappaleen_20_oletusfontti"><text:span text:style-name="T8">(invited talk)</text:span></text:span></text:p>
      <text:p text:style-name="P7"/>
      <text:p text:style-name="Standard"><text:span text:style-name="Kappaleen_20_oletusfontti"><text:span text:style-name="T10">Boltzmann triangulations with Ising model on faces</text:span></text:span><text:span text:style-name="Kappaleen_20_oletusfontti"><text:span text:style-name="T6">, Stochastics and statistics seminar, Department of Mathematics and Systems Analysis, Aalto University, 3 October 2016 </text:span></text:span><text:span text:style-name="Kappaleen_20_oletusfontti"><text:span text:style-name="T8">(invited talk)</text:span></text:span></text:p>
      <text:p text:style-name="P2"/>
      <text:p text:style-name="Standard"><text:span text:style-name="Kappaleen_20_oletusfontti"><text:span text:style-name="T10">Boltzmann triangulations with Ising model on faces, </text:span></text:span><text:span text:style-name="Kappaleen_20_oletusfontti"><text:span text:style-name="T6">Mathematical physics seminar, Department of Mathematics and Statistics, University of Helsinki, 13 April 2016 </text:span></text:span><text:span text:style-name="Kappaleen_20_oletusfontti"><text:span text:style-name="T8">(invited talk)</text:span></text:span></text:p>
      <text:p text:style-name="P6"/>
      <text:p text:style-name="P8"><text:span text:style-name="T22">Full list of talks:</text:span><text:span text:style-name="T23"> </text:span><text:a xlink:type="simple" xlink:href="http://perso.ens-lyon.fr/joonas.turunen/#talks" text:style-name="Internet_20_link" text:visited-style-name="Visited_20_Internet_20_Link"><text:span text:style-name="T22">http://perso.ens-lyon.fr/joonas.turunen/#talks</text:span></text:a><text:span text:style-name="T23"> </text:span></text:p>
      <text:p text:style-name="P8"/>
      <text:p text:style-name="P7"><text:soft-page-break/></text:p>
      <text:p text:style-name="P7">TEACHING</text:p>
      <text:p text:style-name="P7"/>
      <text:p text:style-name="P7"><text:span text:style-name="T22">Pedagogical training: </text:span><text:span text:style-name="T15">University Pedagogy 2.1</text:span> <text:span text:style-name="T15">Constructive Alignment in Course Design, University of Helsinki, 5 ECTS credits, 2/2018, grade 5/5.</text:span></text:p>
      <text:p text:style-name="P10"/>
      <text:p text:style-name="P9">Selected teaching:</text:p>
      <text:p text:style-name="P7"/>
      <text:p text:style-name="Standard"><text:span text:style-name="Kappaleen_20_oletusfontti"><text:span text:style-name="T10">Functional analysis,</text:span></text:span><text:span text:style-name="Kappaleen_20_oletusfontti"><text:span text:style-name="T6"> Department of Mathematics and Statistics, University of </text:span></text:span><text:span text:style-name="Kappaleen_20_oletusfontti"><text:span text:style-name="T6">Helsinki, fall 2019 (teaching assistant)</text:span></text:span></text:p>
      <text:p text:style-name="P3"/>
      <text:p text:style-name="Standard"><text:span text:style-name="Kappaleen_20_oletusfontti"><text:span text:style-name="T10">Probability theory I-II,</text:span></text:span><text:span text:style-name="Kappaleen_20_oletusfontti"><text:span text:style-name="T6"> Department of Mathematics and Statistics, University of Helsinki, fall 2018 (teaching assistant &amp; substitute lecturer)</text:span></text:span></text:p>
      <text:p text:style-name="P7"/>
      <text:p text:style-name="Standard"><text:span text:style-name="Kappaleen_20_oletusfontti"><text:span text:style-name="T10">Stochastic methods,</text:span></text:span><text:span text:style-name="Kappaleen_20_oletusfontti"><text:span text:style-name="T6"> </text:span></text:span><text:bookmark-start text:name="_Hlk530244794"/><text:span text:style-name="Kappaleen_20_oletusfontti"><text:span text:style-name="T6">Department of Mathematics and Statistics, University of Helsinki, fall 2017 (teaching assistant &amp; substitute lecturer, active participation in exercises design)</text:span></text:span></text:p>
      <text:p text:style-name="P7"/>
      <text:p text:style-name="Standard"><text:bookmark-end text:name="_Hlk530244794"/><text:span text:style-name="Kappaleen_20_oletusfontti"><text:span text:style-name="T11">Stochastic methods in physics and biology</text:span></text:span><text:span text:style-name="Kappaleen_20_oletusfontti"><text:span text:style-name="T6">, Department of Mathematics and Statistics, University of Helsinki, spring 2016 (teaching assistant, fully charge of exercises design)</text:span></text:span></text:p>
      <text:p text:style-name="P2"/>
      <text:p text:style-name="P9">Thesis supervision:</text:p>
      <text:p text:style-name="P4"/>
      <text:p text:style-name="Standard"><text:span text:style-name="Kappaleen_20_oletusfontti"><text:span text:style-name="T3">Marcus Leivo, </text:span></text:span><text:span text:style-name="Kappaleen_20_oletusfontti"><text:span text:style-name="T4">bachelor's thesis </text:span></text:span><text:span text:style-name="Kappaleen_20_oletusfontti"><text:span text:style-name="T5">Counting binary trees</text:span></text:span><text:span text:style-name="Kappaleen_20_oletusfontti"><text:span text:style-name="T4">, spring 2017</text:span></text:span></text:p>
      <text:p text:style-name="P7"/>
      <text:p text:style-name="P7">LANGUAGES</text:p>
      <text:p text:style-name="P6"/>
      <text:p text:style-name="Standard"><text:span text:style-name="Kappaleen_20_oletusfontti"><text:span text:style-name="T10">Finnish:</text:span></text:span><text:span text:style-name="Kappaleen_20_oletusfontti"><text:span text:style-name="T6"> mother tongue</text:span></text:span><text:span text:style-name="Kappaleen_20_oletusfontti"><text:span text:style-name="T6"><text:tab/></text:span></text:span><text:span text:style-name="Kappaleen_20_oletusfontti"><text:span text:style-name="T11">English</text:span></text:span><text:span text:style-name="Kappaleen_20_oletusfontti"><text:span text:style-name="T10">:</text:span></text:span><text:span text:style-name="Kappaleen_20_oletusfontti"><text:span text:style-name="T6"> excellent <text:s text:c="9"/></text:span></text:span><text:span text:style-name="Kappaleen_20_oletusfontti"><text:span text:style-name="T10">German:</text:span></text:span><text:span text:style-name="Kappaleen_20_oletusfontti"><text:span text:style-name="T6"> fluent <text:s text:c="10"/></text:span></text:span><text:span text:style-name="Kappaleen_20_oletusfontti"><text:span text:style-name="T11">Swedish</text:span></text:span><text:span text:style-name="Kappaleen_20_oletusfontti"><text:span text:style-name="T10">:</text:span></text:span><text:span text:style-name="Kappaleen_20_oletusfontti"><text:span text:style-name="T6"> fluent</text:span></text:span><text:span text:style-name="Kappaleen_20_oletusfontti"><text:span text:style-name="T6"><text:tab/> <text:s text:c="9"/></text:span></text:span><text:span text:style-name="Kappaleen_20_oletusfontti"><text:span text:style-name="T11">French:</text:span></text:span><text:span text:style-name="Kappaleen_20_oletusfontti"><text:span text:style-name="T6"> intermediate <text:s/></text:span></text:span></text:p>
      <text:p text:style-name="P2"/>
      <text:p text:style-name="P7">IT SKILLS</text:p>
      <text:p text:style-name="P2"/>
      <text:p text:style-name="Standard"><text:span text:style-name="Kappaleen_20_oletusfontti"><text:span text:style-name="T10">Programming:</text:span></text:span><text:span text:style-name="Kappaleen_20_oletusfontti"><text:span text:style-name="T6"><text:tab/>Matlab, Java</text:span></text:span></text:p>
      <text:p text:style-name="Standard"><text:span text:style-name="Kappaleen_20_oletusfontti"><text:span text:style-name="T11">Computer algebra:</text:span></text:span><text:span text:style-name="Kappaleen_20_oletusfontti"><text:span text:style-name="T6"><text:tab/>Maple, Mathematica</text:span></text:span></text:p>
      <text:p text:style-name="P6"/>
      <text:p text:style-name="P7">COMPETITION SUCCESS, AWARDS AND GRANTS</text:p>
      <text:p text:style-name="P6"/>
      <text:p text:style-name="Standard"><text:span text:style-name="Kappaleen_20_oletusfontti"><text:span text:style-name="T11">Competitive grant of Mathematics and Science Fund of University of Helsinki for undergraduate students, </text:span></text:span><text:span text:style-name="Kappaleen_20_oletusfontti"><text:span text:style-name="T6">2013</text:span></text:span></text:p>
      <text:p text:style-name="Standard"><text:span text:style-name="Kappaleen_20_oletusfontti"><text:span text:style-name="T10">National physics competition (Finland, high school)</text:span></text:span><text:span text:style-name="Kappaleen_20_oletusfontti"><text:span text:style-name="T6">, contestant in the finals (top 20), 2009</text:span></text:span></text:p>
      <text:p text:style-name="P3"/>
      <text:p text:style-name="P7">POSITIONS OF TRUST</text:p>
      <text:p text:style-name="P6"/>
      <text:p text:style-name="Standard"><text:span text:style-name="Kappaleen_20_oletusfontti"><text:span text:style-name="T11">Deputy member of the Department Council, </text:span></text:span><text:span text:style-name="Kappaleen_20_oletusfontti"><text:span text:style-name="T6">Department of Mathematics and Statistics, University of Helsinki, 2014</text:span></text:span></text:p>
      <text:p text:style-name="P2"/>
      <text:p text:style-name="P7">OTHER RESEARCH EXPERIENCE</text:p>
      <text:p text:style-name="P7"/>
      <text:p text:style-name="P7">Intern, Finnish Meteorological Institute, 6-8/2013 (3 months)</text:p>
      <text:p text:style-name="P6">I participated in a project on the interaction of carbon dioxide between the sea and the atmosphere. My main task was to collect, control and combine the weather data of a research journey with turbulence measurements conducted on board, using Matlab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sv" fo:country="FI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Kuvaotsikko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Ylätunnist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Alatunniste" style:family="paragraph" style:parent-style-name="Standard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Ylätunniste">
      <style:text-properties fo:language="en" fo:country="GB"/>
    </style:style>
    <style:style style:name="MT1" style:family="text">
      <style:text-properties fo:language="en" fo:country="GB" fo:font-weight="bold" style:font-weight-asian="bold"/>
    </style:style>
    <style:style style:name="MT2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Ylätunniste"><text:span text:style-name="Kappaleen_20_oletusfontti"><text:span text:style-name="MT1">Joonas Turunen</text:span></text:span><text:span text:style-name="Kappaleen_20_oletusfontti"><text:span text:style-name="MT2"><text:tab/></text:span></text:span><text:span text:style-name="Kappaleen_20_oletusfontti"><text:span text:style-name="MT2"><text:tab/></text:span></text:span><text:span text:style-name="Kappaleen_20_oletusfontti"><text:span text:style-name="MT1">C</text:span></text:span><text:span text:style-name="Kappaleen_20_oletusfontti"><text:span text:style-name="MT2">V</text:span></text:span></text:p>
        <text:p text:style-name="MP1">ENS de Lyon<text:tab/><text:tab/>23 August 2022</text:p>
        <text:p text:style-name="MP1">Citizenship: Finnis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>KOULUTUS</dc:title>
    <meta:initial-creator>Joonas Turunen</meta:initial-creator>
    <dc:creator>Joonas  Turunen</dc:creator>
    <meta:creation-date>2020-10-02T16:31:00Z</meta:creation-date>
    <dc:date>2022-08-22T18:31:36</dc:date>
    <meta:print-date>2020-10-02T19:23:00Z</meta:print-date>
    <meta:editing-cycles>14</meta:editing-cycles>
    <meta:editing-duration>P1DT9H28M15S</meta:editing-duration>
    <meta:document-statistic meta:table-count="0" meta:image-count="0" meta:object-count="0" meta:page-count="3" meta:paragraph-count="64" meta:word-count="850" meta:character-count="6406"/>
    <meta:template xlink:type="simple" xlink:actuate="onRequest" xlink:title="" xlink:href="../CV_TurunenJoonas_11_2021.odt/Normal"/>
  </office:meta>
</office:document-meta>
</file>